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4cm" fo:min-width="0.9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324cm" fo:min-width="1.808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17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0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2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cm" svg:y="24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7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19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1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3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5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8cm" svg:height="1.574cm" svg:x="50.592cm" svg:y="29.1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17:55.481637334</dc:date>
    <meta:editing-duration>PT21M59S</meta:editing-duration>
    <meta:editing-cycles>5</meta:editing-cycles>
    <meta:generator>LibreOffice/6.1.5.2$Linux_X86_64 LibreOffice_project/10$Build-2</meta:generator>
    <meta:document-statistic meta:object-count="14"/>
  </office:meta>
</office:document-meta>
</file>